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 fo:font-size="12pt" style:font-size-asian="12pt" style:font-size-complex="12pt"/>
    </style:style>
    <style:style style:name="P2" style:family="paragraph" style:parent-style-name="Heading_20_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Heading_20_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5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2pt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ab1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111_30300845" text:style-name="Index_20_Link" text:visited-style-name="Index_20_Link">1.Роль коммуникации в информационном обществе. Особенности делового взаимодействия<text:tab/>2</text:a></text:p>
          <text:p text:style-name="P6"><text:a xlink:type="simple" xlink:href="#__RefHeading__113_30300845" text:style-name="Index_20_Link" text:visited-style-name="Index_20_Link">2.Профессиональная деятельность и значение деловой коммуникации<text:tab/>2</text:a></text:p>
          <text:p text:style-name="P6"><text:a xlink:type="simple" xlink:href="#__RefHeading__115_30300845" text:style-name="Index_20_Link" text:visited-style-name="Index_20_Link">3.Понятие коммуникативной компетентности<text:tab/>2</text:a></text:p>
          <text:p text:style-name="P6"><text:a xlink:type="simple" xlink:href="#__RefHeading__117_30300845" text:style-name="Index_20_Link" text:visited-style-name="Index_20_Link">4.Модель процесса коммуникации. Элементы коммуникации<text:tab/>2</text:a></text:p>
          <text:p text:style-name="P6"><text:a xlink:type="simple" xlink:href="#__RefHeading__119_30300845" text:style-name="Index_20_Link" text:visited-style-name="Index_20_Link">5.Кодирование и декодирование информации. Роль обратной связи. Управление коммуникативными процессами<text:tab/>2</text:a></text:p>
          <text:p text:style-name="P6"><text:a xlink:type="simple" xlink:href="#__RefHeading__121_30300845" text:style-name="Index_20_Link" text:visited-style-name="Index_20_Link">6.Барьеры коммуникации и способы их преодоления<text:tab/>2</text:a></text:p>
          <text:p text:style-name="P6"><text:a xlink:type="simple" xlink:href="#__RefHeading__123_30300845" text:style-name="Index_20_Link" text:visited-style-name="Index_20_Link">7.Средства коммуникации: вербальная коммуникация<text:tab/>2</text:a></text:p>
          <text:p text:style-name="P6"><text:a xlink:type="simple" xlink:href="#__RefHeading__125_30300845" text:style-name="Index_20_Link" text:visited-style-name="Index_20_Link">8.Невербальные средства в деловой коммуникации<text:tab/>2</text:a></text:p>
          <text:p text:style-name="P6"><text:a xlink:type="simple" xlink:href="#__RefHeading__127_30300845" text:style-name="Index_20_Link" text:visited-style-name="Index_20_Link">9.Этика коммуникации. Специфика общения в интернете. Этика блогов. Анонимность<text:tab/>2</text:a></text:p>
          <text:p text:style-name="P6"><text:a xlink:type="simple" xlink:href="#__RefHeading__129_30300845" text:style-name="Index_20_Link" text:visited-style-name="Index_20_Link">10.Коммуникация и деловая этика. Обосновать необходимость изучения служебного этикета<text:tab/>2</text:a></text:p>
          <text:p text:style-name="P6"><text:a xlink:type="simple" xlink:href="#__RefHeading__131_30300845" text:style-name="Index_20_Link" text:visited-style-name="Index_20_Link">11.Виды коммуникаций в организации. Коммуникативные сети<text:tab/>2</text:a></text:p>
          <text:p text:style-name="P6"><text:a xlink:type="simple" xlink:href="#__RefHeading__133_30300845" text:style-name="Index_20_Link" text:visited-style-name="Index_20_Link">12.Основные формы деловой коммуникации. Их достоинства и недостатки<text:tab/>2</text:a></text:p>
          <text:p text:style-name="P6"><text:a xlink:type="simple" xlink:href="#__RefHeading__135_30300845" text:style-name="Index_20_Link" text:visited-style-name="Index_20_Link">13.Деловая беседа, их виды. Основные этапы<text:tab/>2</text:a></text:p>
          <text:p text:style-name="P6"><text:a xlink:type="simple" xlink:href="#__RefHeading__137_30300845" text:style-name="Index_20_Link" text:visited-style-name="Index_20_Link">14.Коммуникативные умения. Техника слушания. Техника постановки вопросов. Я — высказывания. Ты — высказывания<text:tab/>2</text:a></text:p>
          <text:p text:style-name="P6"><text:a xlink:type="simple" xlink:href="#__RefHeading__139_30300845" text:style-name="Index_20_Link" text:visited-style-name="Index_20_Link">15.Позиции в общении. Искусство «подстройки» (присоединения) в ходе беседы. Транзактный анализ общения по Э. Берну<text:tab/>2</text:a></text:p>
          <text:p text:style-name="P6"><text:a xlink:type="simple" xlink:href="#__RefHeading__141_30300845" text:style-name="Index_20_Link" text:visited-style-name="Index_20_Link">16.Убеждающая коммуникация. Слагаемые убеждения<text:tab/>2</text:a></text:p>
          <text:p text:style-name="P6"><text:a xlink:type="simple" xlink:href="#__RefHeading__143_30300845" text:style-name="Index_20_Link" text:visited-style-name="Index_20_Link">17.Преодоление возражений со стороны партнеров. Техника аргументирования<text:tab/>2</text:a></text:p>
          <text:p text:style-name="P6"><text:a xlink:type="simple" xlink:href="#__RefHeading__145_30300845" text:style-name="Index_20_Link" text:visited-style-name="Index_20_Link">18.Управление само-презентацией. Социальное восприятие и поведение. Интерпретация других<text:tab/>2</text:a></text:p>
          <text:p text:style-name="P6"><text:a xlink:type="simple" xlink:href="#__RefHeading__147_30300845" text:style-name="Index_20_Link" text:visited-style-name="Index_20_Link">19.Особенности манипулирования общения. Распознавание неискренности, обмана в коммуникации<text:tab/>2</text:a></text:p>
          <text:p text:style-name="P6"><text:a xlink:type="simple" xlink:href="#__RefHeading__149_30300845" text:style-name="Index_20_Link" text:visited-style-name="Index_20_Link">20.Ведение деловых переговоров. Метод принципиальных переговоров<text:tab/>2</text:a></text:p>
          <text:p text:style-name="P6"><text:a xlink:type="simple" xlink:href="#__RefHeading__151_30300845" text:style-name="Index_20_Link" text:visited-style-name="Index_20_Link">21.Коммуникация в конфликтных ситуациях. Роль конфликта в межличностной, групповой, массовой коммуникации. Стили взаимодействия<text:tab/>2</text:a></text:p>
          <text:p text:style-name="P6"><text:a xlink:type="simple" xlink:href="#__RefHeading__153_30300845" text:style-name="Index_20_Link" text:visited-style-name="Index_20_Link">22.Коммуникация в группе. Влияние группы на поведение участников. Решение проблем в группах. Ролевая коммуникация<text:tab/>2</text:a></text:p>
          <text:p text:style-name="P6"><text:a xlink:type="simple" xlink:href="#__RefHeading__155_30300845" text:style-name="Index_20_Link" text:visited-style-name="Index_20_Link">23.Влияние личностных особенностей в процессе коммуникации. Проявление различных типов темперамента в поведении людей, в отношении к трудовой деятельности, к людям и к самому себе. Типы акцентуаций характера и особенности общения и поведения, предпочитаемая деятельность<text:tab/>2</text:a></text:p>
          <text:p text:style-name="P6"><text:a xlink:type="simple" xlink:href="#__RefHeading__157_30300845" text:style-name="Index_20_Link" text:visited-style-name="Index_20_Link">24.Влияние организационной культуры на деловую коммуникацию<text:tab/>2</text:a></text:p>
        </text:index-body>
      </text:table-of-content>
      <text:h text:style-name="P4" text:outline-level="1"/>
      <text:h text:style-name="P5" text:outline-level="1"><text:bookmark-start text:name="__RefHeading__111_30300845"/>Роль коммуникации в информационном обществе. Особенности делового взаимодействия<text:bookmark-end text:name="__RefHeading__111_30300845"/></text:h>
      <text:h text:style-name="P3" text:outline-level="1"><text:bookmark-start text:name="__RefHeading__113_30300845"/>Профессиональная деятельность и значение деловой коммуникации<text:bookmark-end text:name="__RefHeading__113_30300845"/></text:h>
      <text:h text:style-name="P3" text:outline-level="1"><text:bookmark-start text:name="__RefHeading__115_30300845"/>Понятие коммуникативной компетентности<text:bookmark-end text:name="__RefHeading__115_30300845"/></text:h>
      <text:h text:style-name="P3" text:outline-level="1"><text:bookmark-start text:name="__RefHeading__117_30300845"/>Модель процесса коммуникации. Элементы коммуникации<text:bookmark-end text:name="__RefHeading__117_30300845"/></text:h>
      <text:h text:style-name="P3" text:outline-level="1"><text:bookmark-start text:name="__RefHeading__119_30300845"/>Кодирование и декодирование информации. Роль обратной связи. Управление коммуникативными процессами<text:bookmark-end text:name="__RefHeading__119_30300845"/></text:h>
      <text:h text:style-name="P3" text:outline-level="1"><text:bookmark-start text:name="__RefHeading__121_30300845"/>Барьеры коммуникации и способы их преодоления<text:bookmark-end text:name="__RefHeading__121_30300845"/></text:h>
      <text:h text:style-name="P3" text:outline-level="1"><text:bookmark-start text:name="__RefHeading__123_30300845"/>Средства коммуникации: вербальная коммуникация<text:bookmark-end text:name="__RefHeading__123_30300845"/></text:h>
      <text:h text:style-name="P3" text:outline-level="1"><text:bookmark-start text:name="__RefHeading__125_30300845"/>Невербальные средства в деловой коммуникации<text:bookmark-end text:name="__RefHeading__125_30300845"/></text:h>
      <text:h text:style-name="P3" text:outline-level="1"><text:bookmark-start text:name="__RefHeading__127_30300845"/>Этика коммуникации. Специфика общения в интернете. Этика блогов. Анонимность<text:bookmark-end text:name="__RefHeading__127_30300845"/></text:h>
      <text:h text:style-name="P3" text:outline-level="1"><text:bookmark-start text:name="__RefHeading__129_30300845"/>Коммуникация и деловая этика. Обосновать необходимость изучения служебного этикета<text:bookmark-end text:name="__RefHeading__129_30300845"/></text:h>
      <text:h text:style-name="P3" text:outline-level="1"><text:bookmark-start text:name="__RefHeading__131_30300845"/>Виды коммуникаций в организации. Коммуникативные сети<text:bookmark-end text:name="__RefHeading__131_30300845"/></text:h>
      <text:h text:style-name="P3" text:outline-level="1"><text:bookmark-start text:name="__RefHeading__133_30300845"/>Основные формы деловой коммуникации. Их достоинства и недостатки<text:bookmark-end text:name="__RefHeading__133_30300845"/></text:h>
      <text:h text:style-name="P3" text:outline-level="1"><text:bookmark-start text:name="__RefHeading__135_30300845"/>Деловая беседа, их виды. Основные этапы<text:bookmark-end text:name="__RefHeading__135_30300845"/></text:h>
      <text:h text:style-name="P3" text:outline-level="1"><text:bookmark-start text:name="__RefHeading__137_30300845"/>Коммуникативные умения. Техника слушания. Техника постановки вопросов. Я — высказывания. Ты — высказывания<text:bookmark-end text:name="__RefHeading__137_30300845"/></text:h>
      <text:h text:style-name="P3" text:outline-level="1"><text:bookmark-start text:name="__RefHeading__139_30300845"/>Позиции в общении. Искусство «подстройки» (присоединения) в ходе беседы. Транзактный анализ общения по Э. Берну<text:bookmark-end text:name="__RefHeading__139_30300845"/></text:h>
      <text:h text:style-name="P3" text:outline-level="1"><text:bookmark-start text:name="__RefHeading__141_30300845"/>Убеждающая коммуникация. <text:s/>Слагаемые убеждения<text:bookmark-end text:name="__RefHeading__141_30300845"/></text:h>
      <text:h text:style-name="P3" text:outline-level="1"><text:bookmark-start text:name="__RefHeading__143_30300845"/>Преодоление возражений со стороны партнеров. Техника аргументирования<text:bookmark-end text:name="__RefHeading__143_30300845"/></text:h>
      <text:h text:style-name="P3" text:outline-level="1"><text:bookmark-start text:name="__RefHeading__145_30300845"/>Управление само-презентацией. Социальное восприятие и поведение. Интерпретация других<text:bookmark-end text:name="__RefHeading__145_30300845"/></text:h>
      <text:h text:style-name="P3" text:outline-level="1"><text:bookmark-start text:name="__RefHeading__147_30300845"/>Особенности манипулирования общения. Распознавание неискренности, обмана в коммуникации<text:bookmark-end text:name="__RefHeading__147_30300845"/></text:h>
      <text:h text:style-name="P3" text:outline-level="1"><text:bookmark-start text:name="__RefHeading__149_30300845"/>Ведение деловых переговоров. Метод принципиальных переговоров<text:bookmark-end text:name="__RefHeading__149_30300845"/></text:h>
      <text:h text:style-name="P2" text:outline-level="1"><text:bookmark-start text:name="__RefHeading__151_30300845"/>Коммуникация в конфликтных ситуациях. Роль конфликта в межличностной, групповой, массовой коммуникации. Стили взаимодействия<text:bookmark-end text:name="__RefHeading__151_30300845"/></text:h>
      <text:h text:style-name="P3" text:outline-level="1"><text:bookmark-start text:name="__RefHeading__153_30300845"/>Коммуникация в группе. Влияние группы на поведение участников. Решение проблем в группах. Ролевая коммуникация<text:bookmark-end text:name="__RefHeading__153_30300845"/></text:h>
      <text:h text:style-name="P3" text:outline-level="1"><text:bookmark-start text:name="__RefHeading__155_30300845"/>Влияние <text:span text:style-name="T1">личностных</text:span> особенностей в процессе коммуникации. Проявление различных типов темперамента в поведении людей, в отношении к трудовой деятельности, к людям и к самому себе. Типы акцентуаций характера и особенности общения и поведения, предпочитаемая деятельность<text:bookmark-end text:name="__RefHeading__155_30300845"/></text:h>
      <text:h text:style-name="P3" text:outline-level="1"><text:bookmark-start text:name="__RefHeading__157_30300845"/>Влияние организационной культуры на деловую коммуникацию<text:bookmark-end text:name="__RefHeading__157_303008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20:29:52.819681026</meta:creation-date>
    <dc:date>2015-01-01T21:59:02.562828347</dc:date>
    <meta:editing-duration>PT5M41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2" meta:paragraph-count="49" meta:word-count="471" meta:character-count="3981" meta:non-whitespace-character-count="3578"/>
  </office:meta>
</office:document-meta>
</file>